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95cm" fo:min-width="18.5cm"/>
    </style:style>
    <style:style style:name="gr2" style:family="graphic" style:parent-style-name="standard">
      <style:graphic-properties draw:stroke="none" svg:stroke-color="#000000" draw:fill="none" draw:fill-color="#ffffff" fo:min-height="3.6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4.85cm" fo:min-width="18.5cm"/>
    </style:style>
    <style:style style:name="gr4" style:family="graphic" style:parent-style-name="standard">
      <style:graphic-properties draw:textarea-horizontal-align="justify" draw:textarea-vertical-align="middle" draw:auto-grow-height="false" fo:min-height="2.72cm" fo:min-width="3.32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standard">
      <style:graphic-properties draw:stroke="none" svg:stroke-color="#000000" draw:fill="none" draw:fill-color="#ffffff" fo:min-height="1.85cm"/>
    </style:style>
    <style:style style:name="gr7" style:family="graphic" style:parent-style-name="standard">
      <style:graphic-properties draw:stroke="none" svg:stroke-color="#000000" draw:fill="none" draw:fill-color="#ffffff" fo:min-height="2.05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5.85cm" fo:min-width="18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18.5cm"/>
    </style:style>
    <style:style style:name="gr13" style:family="graphic" style:parent-style-name="standard">
      <style:graphic-properties draw:textarea-horizontal-align="justify" draw:textarea-vertical-align="middle" draw:auto-grow-height="false" fo:min-height="2.862cm" fo:min-width="2.542cm"/>
    </style:style>
    <style:style style:name="gr14" style:family="graphic" style:parent-style-name="standard">
      <style:graphic-properties draw:textarea-horizontal-align="justify" draw:textarea-vertical-align="middle" draw:auto-grow-height="false" fo:min-height="2.622cm" fo:min-width="11.352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2.622cm" fo:min-width="11.352cm" fo:wrap-option="no-wrap" draw:shadow-offset-x="0cm" draw:shadow-offset-y="0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5.65cm" fo:min-width="18.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3.25cm" fo:min-width="18.5cm"/>
    </style:style>
    <style:style style:name="gr19" style:family="graphic" style:parent-style-name="standard">
      <style:graphic-properties draw:textarea-horizontal-align="justify" draw:textarea-vertical-align="middle" draw:auto-grow-height="false" fo:min-height="3.55cm" fo:min-width="4.1cm"/>
    </style:style>
    <style:style style:name="gr20" style:family="graphic" style:parent-style-name="standard">
      <style:graphic-properties draw:stroke="none" svg:stroke-color="#000000" draw:fill="none" draw:fill-color="#ffffff" fo:min-height="2.84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23" style:family="graphic" style:parent-style-name="standard">
      <style:graphic-properties draw:stroke="none" svg:stroke-color="#000000" draw:fill="none" draw:fill-color="#ffffff" fo:min-height="1.05cm"/>
    </style:style>
    <style:style style:name="gr24" style:family="graphic" style:parent-style-name="standard">
      <style:graphic-properties draw:textarea-horizontal-align="justify" draw:textarea-vertical-align="middle" draw:auto-grow-height="false" fo:min-height="3.45cm" fo:min-width="5.4cm"/>
    </style:style>
    <style:style style:name="gr2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5.15cm" fo:min-width="18.5cm"/>
    </style:style>
    <style:style style:name="gr26" style:family="graphic" style:parent-style-name="standard">
      <style:graphic-properties draw:stroke="none" svg:stroke-color="#000000" draw:fill="none" draw:fill-color="#ffffff" fo:min-height="2.25cm"/>
    </style:style>
    <style:style style:name="gr27" style:family="graphic" style:parent-style-name="standard">
      <style:graphic-properties draw:textarea-horizontal-align="justify" draw:textarea-vertical-align="middle" draw:auto-grow-height="false" fo:min-height="2.95cm" fo:min-width="9.7cm"/>
    </style:style>
    <style:style style:name="gr28" style:family="graphic" style:parent-style-name="standard">
      <style:graphic-properties draw:stroke="none" svg:stroke-color="#000000" draw:fill="none" draw:fill-color="#ffffff" fo:min-height="11.55cm"/>
    </style:style>
    <style:style style:name="gr29" style:family="graphic" style:parent-style-name="standard">
      <style:graphic-properties draw:textarea-horizontal-align="justify" draw:textarea-vertical-align="middle" draw:auto-grow-height="false" fo:min-height="1.378cm" fo:min-width="5.016cm"/>
    </style:style>
    <style:style style:name="gr30" style:family="graphic" style:parent-style-name="standard">
      <style:graphic-properties draw:stroke="none" svg:stroke-color="#000000" draw:fill="none" draw:fill-color="#ffffff" fo:min-height="0.712cm"/>
    </style:style>
    <style:style style:name="gr3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45cm" fo:min-width="18.5cm"/>
    </style:style>
    <style:style style:name="gr32" style:family="graphic" style:parent-style-name="standard">
      <style:graphic-properties draw:textarea-horizontal-align="justify" draw:textarea-vertical-align="middle" draw:auto-grow-height="false" fo:min-height="2.65cm" fo:min-width="4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6.45cm" fo:min-width="18.5cm"/>
    </style:style>
    <style:style style:name="gr34" style:family="graphic" style:parent-style-name="standard">
      <style:graphic-properties draw:stroke="none" svg:stroke-color="#000000" draw:fill="none" draw:fill-color="#ffffff" fo:min-height="3.45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9.65cm" fo:min-width="18.5cm"/>
    </style:style>
    <style:style style:name="gr36" style:family="graphic" style:parent-style-name="standard">
      <style:graphic-properties draw:textarea-horizontal-align="justify" draw:textarea-vertical-align="middle" draw:auto-grow-height="false" fo:min-height="5.15cm" fo:min-width="17.8cm"/>
    </style:style>
    <style:style style:name="gr37" style:family="graphic" style:parent-style-name="standard">
      <style:graphic-properties draw:stroke="none" svg:stroke-color="#000000" draw:fill="none" draw:fill-color="#ffffff" fo:min-height="2.35cm"/>
    </style:style>
    <style:style style:name="gr38" style:family="graphic" style:parent-style-name="standard">
      <style:graphic-properties draw:textarea-horizontal-align="justify" draw:textarea-vertical-align="middle" draw:auto-grow-height="false" fo:min-height="2.368cm" fo:min-width="3.884cm"/>
    </style:style>
    <style:style style:name="gr39" style:family="graphic" style:parent-style-name="standard">
      <style:graphic-properties draw:stroke="none" svg:stroke-color="#000000" draw:fill="none" draw:fill-color="#ffffff" fo:min-height="1.55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8.85cm" fo:min-width="18.5cm"/>
    </style:style>
    <style:style style:name="gr41" style:family="graphic" style:parent-style-name="standard">
      <style:graphic-properties draw:textarea-horizontal-align="justify" draw:textarea-vertical-align="middle" draw:auto-grow-height="false" fo:min-height="1.85cm" fo:min-width="9cm"/>
    </style:style>
    <style:style style:name="gr42" style:family="graphic" style:parent-style-name="standard">
      <style:graphic-properties draw:textarea-horizontal-align="justify" draw:textarea-vertical-align="middle" draw:auto-grow-height="false" fo:min-height="1.75cm" fo:min-width="2.8cm"/>
    </style:style>
    <style:style style:name="gr43" style:family="graphic" style:parent-style-name="standard">
      <style:graphic-properties draw:textarea-horizontal-align="justify" draw:textarea-vertical-align="middle" draw:auto-grow-height="false" fo:min-height="1.25cm" fo:min-width="11.7cm"/>
    </style:style>
    <style:style style:name="gr44" style:family="graphic" style:parent-style-name="standard">
      <style:graphic-properties draw:stroke="none" svg:stroke-color="#000000" draw:fill="none" draw:fill-color="#ffffff" fo:min-height="4.65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15.85cm" fo:min-width="18.5cm"/>
    </style:style>
    <style:style style:name="gr46" style:family="graphic" style:parent-style-name="standard">
      <style:graphic-properties draw:textarea-horizontal-align="justify" draw:textarea-vertical-align="middle" draw:auto-grow-height="false" fo:min-height="1.05cm" fo:min-width="12.7cm"/>
    </style:style>
    <style:style style:name="gr47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48" style:family="graphic" style:parent-style-name="standard">
      <style:graphic-properties draw:textarea-horizontal-align="justify" draw:textarea-vertical-align="middle" draw:auto-grow-height="false" fo:min-height="0.95cm" fo:min-width="10.2cm"/>
    </style:style>
    <style:style style:name="gr49" style:family="graphic" style:parent-style-name="standard">
      <style:graphic-properties draw:textarea-horizontal-align="justify" draw:textarea-vertical-align="middle" draw:auto-grow-height="false" fo:min-height="0.75cm" fo:min-width="7.5cm"/>
    </style:style>
    <style:style style:name="gr50" style:family="graphic" style:parent-style-name="standard">
      <style:graphic-properties draw:textarea-horizontal-align="justify" draw:textarea-vertical-align="middle" draw:auto-grow-height="false" fo:min-height="0.75cm" fo:min-width="6.2cm"/>
    </style:style>
    <style:style style:name="gr51" style:family="graphic" style:parent-style-name="standard">
      <style:graphic-properties draw:textarea-horizontal-align="justify" draw:textarea-vertical-align="middle" draw:auto-grow-height="false" fo:min-height="0.95cm" fo:min-width="5.9cm"/>
    </style:style>
    <style:style style:name="gr52" style:family="graphic" style:parent-style-name="standard">
      <style:graphic-properties draw:textarea-horizontal-align="justify" draw:textarea-vertical-align="middle" draw:auto-grow-height="false" fo:min-height="0.65cm" fo:min-width="7.5cm"/>
    </style:style>
    <style:style style:name="gr53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54" style:family="graphic" style:parent-style-name="standard">
      <style:graphic-properties draw:textarea-horizontal-align="justify" draw:textarea-vertical-align="middle" draw:auto-grow-height="false" fo:min-height="2.508cm" fo:min-width="4.45cm"/>
    </style:style>
    <style:style style:name="gr55" style:family="graphic" style:parent-style-name="standard">
      <style:graphic-properties draw:textarea-horizontal-align="justify" draw:textarea-vertical-align="middle" draw:auto-grow-height="false" fo:min-height="1.518cm" fo:min-width="5.864cm"/>
    </style:style>
    <style:style style:name="gr56" style:family="graphic" style:parent-style-name="standard">
      <style:graphic-properties draw:textarea-horizontal-align="justify" draw:textarea-vertical-align="middle" draw:auto-grow-height="false" fo:min-height="2.154cm" fo:min-width="3.46cm"/>
    </style:style>
    <style:style style:name="gr57" style:family="graphic" style:parent-style-name="standard">
      <style:graphic-properties draw:stroke="none" svg:stroke-color="#000000" draw:fill="none" draw:fill-color="#ffffff" fo:min-height="19.95cm"/>
    </style:style>
    <style:style style:name="gr58" style:family="graphic" style:parent-style-name="standard">
      <style:graphic-properties draw:stroke="none" svg:stroke-color="#000000" draw:fill="none" draw:fill-color="#ffffff" fo:min-height="1.95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0.9cm"/>
    </style:style>
    <style:style style:name="gr60" style:family="graphic" style:parent-style-name="standard">
      <style:graphic-properties draw:stroke="none" svg:stroke-color="#000000" draw:fill="none" draw:fill-color="#ffffff" fo:min-height="0.85cm"/>
    </style:style>
    <style:style style:name="gr61" style:family="graphic" style:parent-style-name="standard">
      <style:graphic-properties draw:stroke="none" svg:stroke-color="#000000" draw:fill="none" draw:fill-color="#ffffff" fo:min-height="3.556cm"/>
    </style:style>
    <style:style style:name="gr62" style:family="graphic" style:parent-style-name="standard">
      <style:graphic-properties draw:stroke="none" svg:stroke-color="#000000" draw:fill="none" draw:fill-color="#ffffff" fo:min-height="9.25cm"/>
    </style:style>
    <style:style style:name="gr63" style:family="graphic" style:parent-style-name="standard">
      <style:graphic-properties draw:stroke="none" svg:stroke-color="#000000" draw:fill="none" draw:fill-color="#ffffff" fo:min-height="8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loext:graphic-properties draw:fill="none"/>
      <style:paragraph-properties fo:text-align="start"/>
    </style:style>
    <style:style style:name="P14" style:family="paragraph">
      <style:paragraph-properties fo:text-align="center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font-style="italic" style:font-style-asian="italic" style:font-style-complex="italic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style:paragraph-properties fo:text-align="start"/>
      <style:text-properties fo:font-size="26pt" style:font-size-asian="26pt" style:font-size-complex="26pt"/>
    </style:style>
    <style:style style:name="P21" style:family="paragraph">
      <style:paragraph-properties fo:text-align="center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6.2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cm" svg:height="3.9cm" svg:x="1.6cm" svg:y="2cm">
          <draw:text-box>
            <text:p text:style-name="P2"><text:span text:style-name="T1">ACCUEIL SITE</text:span></text:p>
            <text:p text:style-name="P2"><text:span text:style-name="T1">Titre </text:span></text:p>
            <text:p text:style-name="P2"><text:span text:style-name="T1">Bref sommaire</text:span></text:p>
          </draw:text-box>
        </draw:frame>
        <draw:custom-shape draw:style-name="gr3" draw:text-style-name="P1" draw:layer="layout" svg:width="19cm" svg:height="5.1cm" svg:x="1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5.1cm" svg:x="1cm" svg:y="1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5.1cm" svg:x="1cm" svg:y="2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4cm" svg:height="4.2cm" svg:x="1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4cm" svg:height="4.2cm" svg:x="1.3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4cm" svg:height="4.2cm" svg:x="1.3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.3cm" svg:height="2cm" svg:x="2.1cm" svg:y="15.5cm">
          <draw:text-box>
            <text:p text:style-name="P2"><text:span text:style-name="T2">IMAGES</text:span></text:p>
          </draw:text-box>
        </draw:frame>
        <draw:custom-shape draw:style-name="gr4" draw:text-style-name="P2" draw:layer="layout" svg:width="5.4cm" svg:height="4.2cm" svg:x="1.4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4cm" svg:height="4.2cm" svg:x="1.4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3cm" svg:height="2.1cm" svg:x="2.4cm" svg:y="9.6cm">
          <draw:text-box>
            <text:p text:style-name="P2"><text:span text:style-name="T2">IMAGES</text:span></text:p>
            <text:p text:style-name="P2"><text:span text:style-name="T2"/></text:p>
          </draw:text-box>
        </draw:frame>
        <draw:frame draw:style-name="gr5" draw:text-style-name="P4" draw:layer="layout" svg:width="3.3cm" svg:height="2cm" svg:x="2.1cm" svg:y="22.1cm">
          <draw:text-box>
            <text:p text:style-name="P2"><text:span text:style-name="T2">IMAGES</text:span></text:p>
          </draw:text-box>
        </draw:frame>
        <draw:frame draw:style-name="gr7" draw:text-style-name="P5" draw:layer="layout" svg:width="11.5cm" svg:height="2.3cm" svg:x="7.5cm" svg:y="9.5cm">
          <draw:text-box>
            <text:p>Présentations des membres</text:p>
            <text:p><text:span text:style-name="T2">Lien qui redirige vers la page membres</text:span></text:p>
          </draw:text-box>
        </draw:frame>
        <draw:frame draw:style-name="gr7" draw:text-style-name="P5" draw:layer="layout" svg:width="11.5cm" svg:height="2.3cm" svg:x="7.5cm" svg:y="21.9cm">
          <draw:text-box>
            <text:p text:style-name="P2">Tutoriels</text:p>
            <text:p><text:span text:style-name="T2">Lien qui redirige vers la page tuto</text:span></text:p>
          </draw:text-box>
        </draw:frame>
        <draw:frame draw:style-name="gr8" draw:text-style-name="P5" draw:layer="layout" svg:width="11.5cm" svg:height="2.384cm" svg:x="7.4cm" svg:y="15.6cm">
          <draw:text-box>
            <text:p text:style-name="P2">Réalisation</text:p>
            <text:p text:style-name="P6"><text:span text:style-name="T2">Lien qui redirige vers la page réalisation</text:span></text:p>
          </draw:text-box>
        </draw:frame>
        <draw:line draw:style-name="gr9" draw:text-style-name="P1" draw:layer="layout" svg:x1="1cm" svg:y1="1cm" svg:x2="19.8cm" svg:y2="7cm">
          <text:p/>
        </draw:line>
        <draw:line draw:style-name="gr9" draw:text-style-name="P1" draw:layer="layout" svg:x1="20cm" svg:y1="1cm" svg:x2="1cm" svg:y2="7.1cm">
          <text:p/>
        </draw:line>
      </draw:page>
      <draw:page draw:name="page2" draw:style-name="dp1" draw:master-page-name="Standard">
        <draw:custom-shape draw:style-name="gr10" draw:text-style-name="P1" draw:layer="layout" svg:width="19cm" svg:height="6.1cm" svg:x="1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6.996cm" svg:height="0.962cm" svg:x="7.1cm" svg:y="3.138cm">
          <draw:text-box>
            <text:p>IMAGES DU GROUPE</text:p>
          </draw:text-box>
        </draw:frame>
        <draw:line draw:style-name="gr9" draw:text-style-name="P1" draw:layer="layout" svg:x1="1cm" svg:y1="1cm" svg:x2="20cm" svg:y2="7cm">
          <text:p/>
        </draw:line>
        <draw:line draw:style-name="gr9" draw:text-style-name="P1" draw:layer="layout" svg:x1="20cm" svg:y1="1cm" svg:x2="1cm" svg:y2="7.1cm">
          <text:p/>
        </draw:line>
        <draw:custom-shape draw:style-name="gr12" draw:text-style-name="P1" draw:layer="layout" svg:width="19cm" svg:height="4.4cm" svg:x="1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9cm" svg:height="4.4cm" svg:x="1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9cm" svg:height="4.4cm" svg:x="1cm" svg:y="17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9cm" svg:height="4.4cm" svg:x="1cm" svg:y="22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cm" svg:height="4.4cm" svg:x="1.1cm" svg:y="7.7cm">
          <text:p text:style-name="P2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4.3cm" svg:height="4.4cm" svg:x="1cm" svg:y="22.9cm">
          <text:p text:style-name="P2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4.3cm" svg:height="4.4cm" svg:x="1.1cm" svg:y="17.9cm">
          <text:p text:style-name="P2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4.3cm" svg:height="4.4cm" svg:x="1.1cm" svg:y="13cm">
          <text:p text:style-name="P2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2.8cm" svg:height="3.1cm" svg:x="7.2cm" svg:y="8cm">
          <text:p text:style-name="P2">PRESENTATION PRO</text:p>
          <draw:enhanced-geometry svg:viewBox="0 0 21600 21600" draw:text-areas="800 800 20800 20800" draw:type="round-rectangular-callout" draw:modifiers="-1601.31239746895 26427.088036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12.8cm" svg:height="3.1cm" svg:x="7cm" svg:y="23.1cm">
          <text:p text:style-name="P2">PRESENTATION PRO</text:p>
          <draw:enhanced-geometry svg:viewBox="0 0 21600 21600" draw:text-areas="800 800 20800 20800" draw:type="round-rectangular-callout" draw:modifiers="-1601.31239746895 26427.088036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12.8cm" svg:height="3.1cm" svg:x="7cm" svg:y="18.3cm">
          <text:p text:style-name="P2">PRESENTATION PRO</text:p>
          <draw:enhanced-geometry svg:viewBox="0 0 21600 21600" draw:text-areas="800 800 20800 20800" draw:type="round-rectangular-callout" draw:modifiers="-1601.31239746895 26427.088036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" draw:layer="layout" svg:width="12.8cm" svg:height="3.1cm" svg:x="7.1cm" svg:y="13.143cm">
          <text:p text:style-name="P2">PRESENTATION PRO</text:p>
          <draw:enhanced-geometry svg:viewBox="0 0 21600 21600" draw:text-areas="800 800 20800 20800" draw:type="round-rectangular-callout" draw:modifiers="-1601.31239746895 26427.088036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4" draw:layer="layout" svg:width="7.5cm" svg:height="1.673cm" svg:x="6.6cm" svg:y="5.2cm">
          <draw:text-box>
            <text:p text:style-name="P2"><text:span text:style-name="T2">Page presentation membres</text:span></text:p>
          </draw:text-box>
        </draw:frame>
      </draw:page>
      <draw:page draw:name="page3" draw:style-name="dp1" draw:master-page-name="Standard">
        <draw:custom-shape draw:style-name="gr17" draw:text-style-name="P7" draw:layer="layout" svg:width="19cm" svg:height="5.9cm" svg:x="1cm" svg:y="1cm">
          <text:p text:style-name="P2"><text:span text:style-name="T1">REALISATIONS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cm" svg:y1="1cm" svg:x2="20cm" svg:y2="6.9cm">
          <text:p/>
        </draw:line>
        <draw:line draw:style-name="gr9" draw:text-style-name="P1" draw:layer="layout" svg:x1="20cm" svg:y1="1cm" svg:x2="1cm" svg:y2="6.9cm">
          <text:p/>
        </draw:line>
        <draw:frame draw:style-name="gr16" draw:text-style-name="P4" draw:layer="layout" svg:width="8.5cm" svg:height="1.673cm" svg:x="6.6cm" svg:y="5.4cm">
          <draw:text-box>
            <text:p text:style-name="P2"><text:span text:style-name="T2">IMAGES DE FOND POUR LE TITRE</text:span></text:p>
          </draw:text-box>
        </draw:frame>
        <draw:custom-shape draw:style-name="gr18" draw:text-style-name="P1" draw:layer="layout" svg:width="19cm" svg:height="13.5cm" svg:x="1cm" svg:y="7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6cm" svg:height="3.8cm" svg:x="1cm" svg:y="8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6cm" svg:height="3.8cm" svg:x="15.3cm" svg:y="13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6cm" svg:height="3.8cm" svg:x="8.1cm" svg:y="13.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6cm" svg:height="3.8cm" svg:x="1cm" svg:y="13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6cm" svg:height="3.8cm" svg:x="15.3cm" svg:y="8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6cm" svg:height="3.8cm" svg:x="8.1cm" svg:y="8.4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3.9cm" svg:height="3.095cm" svg:x="1.3cm" svg:y="8.6cm">
          <draw:text-box>
            <text:p><text:span text:style-name="T2">IMAGES COLLECTION DU MOIS</text:span></text:p>
          </draw:text-box>
        </draw:frame>
        <draw:frame draw:style-name="gr20" draw:text-style-name="P8" draw:layer="layout" svg:width="3.9cm" svg:height="3.095cm" svg:x="15.3cm" svg:y="14.005cm">
          <draw:text-box>
            <text:p><text:span text:style-name="T2">IMAGES COLLECTION DU MOIS</text:span></text:p>
          </draw:text-box>
        </draw:frame>
        <draw:frame draw:style-name="gr20" draw:text-style-name="P8" draw:layer="layout" svg:width="3.9cm" svg:height="3.095cm" svg:x="8.2cm" svg:y="14cm">
          <draw:text-box>
            <text:p><text:span text:style-name="T2">IMAGES COLLECTION DU MOIS</text:span></text:p>
          </draw:text-box>
        </draw:frame>
        <draw:frame draw:style-name="gr20" draw:text-style-name="P8" draw:layer="layout" svg:width="3.9cm" svg:height="3.095cm" svg:x="1.1cm" svg:y="13.805cm">
          <draw:text-box>
            <text:p><text:span text:style-name="T2">IMAGES COLLECTION DU MOIS</text:span></text:p>
          </draw:text-box>
        </draw:frame>
        <draw:frame draw:style-name="gr20" draw:text-style-name="P8" draw:layer="layout" svg:width="3.9cm" svg:height="3.095cm" svg:x="15.5cm" svg:y="8.6cm">
          <draw:text-box>
            <text:p><text:span text:style-name="T2">IMAGES COLLECTION DU MOIS</text:span></text:p>
          </draw:text-box>
        </draw:frame>
        <draw:frame draw:style-name="gr20" draw:text-style-name="P8" draw:layer="layout" svg:width="3.9cm" svg:height="3.095cm" svg:x="8.3cm" svg:y="8.7cm">
          <draw:text-box>
            <text:p><text:span text:style-name="T2">IMAGES COLLECTION DU MOIS</text:span></text:p>
          </draw:text-box>
        </draw:frame>
        <draw:frame draw:style-name="gr16" draw:text-style-name="P4" draw:layer="layout" svg:width="18.7cm" svg:height="1.673cm" svg:x="1.3cm" svg:y="17.9cm">
          <draw:text-box>
            <text:p text:style-name="P2"><text:span text:style-name="T2">Chaques images s’aggrandit et est accompagné du prix ainsi que de la mise en « caddy « </text:span></text:p>
          </draw:text-box>
        </draw:frame>
        <draw:line draw:style-name="gr21" draw:text-style-name="P1" draw:layer="layout" svg:x1="10.2cm" svg:y1="20cm" svg:x2="10.2cm" svg:y2="21.3cm">
          <text:p/>
        </draw:line>
        <draw:frame draw:style-name="gr22" draw:text-style-name="P5" draw:layer="layout" svg:width="5.785cm" svg:height="0.962cm" svg:x="11.115cm" svg:y="20cm">
          <draw:text-box>
            <text:p>Défilement molette</text:p>
          </draw:text-box>
        </draw:frame>
        <draw:custom-shape draw:style-name="gr10" draw:text-style-name="P1" draw:layer="layout" svg:width="19cm" svg:height="6.1cm" svg:x="1cm" svg:y="22.6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8.4cm" svg:height="1.3cm" svg:x="1.3cm" svg:y="22.8cm">
          <draw:text-box>
            <text:p>Page de rappel des anciennes collections toujours d’actualité...</text:p>
          </draw:text-box>
        </draw:frame>
        <draw:custom-shape draw:style-name="gr24" draw:text-style-name="P2" draw:layer="layout" svg:width="5.9cm" svg:height="3.7cm" svg:x="1.4cm" svg:y="24.1cm">
          <text:p text:style-name="P2">Images montrant </text:p>
          <text:p text:style-name="P2">d’ancienne </text:p>
          <text:p text:style-name="P2">illustration</text:p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9.9cm" svg:height="3.095cm" svg:x="8.8cm" svg:y="25cm">
          <draw:text-box>
            <text:p text:style-name="P2"><text:span text:style-name="T2">Image clickable redirection page collection toujours d’actu</text:span></text:p>
            <text:p text:style-name="P2"><text:span text:style-name="T3">+ Texte appelant à clicker (promo autres</text:span></text:p>
          </draw:text-box>
        </draw:frame>
      </draw:page>
      <draw:page draw:name="page4" draw:style-name="dp1" draw:master-page-name="Standard">
        <draw:custom-shape draw:style-name="gr25" draw:text-style-name="P9" draw:layer="layout" svg:width="19cm" svg:height="5.4cm" svg:x="1cm" svg:y="1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9.3cm" svg:height="2.5cm" svg:x="5.6cm" svg:y="2.5cm">
          <draw:text-box>
            <text:p text:style-name="P2">COLLECTION TOUJOURS</text:p>
            <text:p text:style-name="P2">D’ACTUALITÉ</text:p>
          </draw:text-box>
        </draw:frame>
        <draw:line draw:style-name="gr9" draw:text-style-name="P1" draw:layer="layout" svg:x1="1cm" svg:y1="1cm" svg:x2="19.8cm" svg:y2="6.3cm">
          <text:p/>
        </draw:line>
        <draw:line draw:style-name="gr9" draw:text-style-name="P1" draw:layer="layout" svg:x1="1.053cm" svg:y1="6.482cm" svg:x2="20cm" svg:y2="1cm">
          <text:p/>
        </draw:line>
        <draw:custom-shape draw:style-name="gr18" draw:text-style-name="P1" draw:layer="layout" svg:width="19cm" svg:height="13.5cm" svg:x="1cm" svg:y="7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0.2cm" svg:height="3.2cm" svg:x="1cm" svg:y="8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0.2cm" svg:height="3.2cm" svg:x="1.1cm" svg:y="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0.2cm" svg:height="3.2cm" svg:x="1cm" svg:y="12.7cm">
          <text:p/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7.1cm" svg:height="11.8cm" svg:x="12.4cm" svg:y="8.8cm">
          <draw:text-box>
            <text:p/>
          </draw:text-box>
        </draw:frame>
        <draw:frame draw:style-name="gr8" draw:text-style-name="P5" draw:layer="layout" svg:width="9.4cm" svg:height="2.384cm" svg:x="1.6cm" svg:y="9.3cm">
          <draw:text-box>
            <text:p><text:span text:style-name="T2">Chaques images s’aggrandit et est accompagné du prix ainsi que de la mise en « caddy « </text:span></text:p>
          </draw:text-box>
        </draw:frame>
        <draw:line draw:style-name="gr9" draw:text-style-name="P1" draw:layer="layout" svg:x1="1cm" svg:y1="12.8cm" svg:x2="11.1cm" svg:y2="15.8cm">
          <text:p/>
        </draw:line>
        <draw:line draw:style-name="gr9" draw:text-style-name="P1" draw:layer="layout" svg:x1="11.1cm" svg:y1="12.8cm" svg:x2="1cm" svg:y2="15.9cm">
          <text:p/>
        </draw:line>
        <draw:line draw:style-name="gr9" draw:text-style-name="P1" draw:layer="layout" svg:x1="1cm" svg:y1="17.1cm" svg:x2="11.1cm" svg:y2="20.1cm">
          <text:p/>
        </draw:line>
        <draw:line draw:style-name="gr9" draw:text-style-name="P1" draw:layer="layout" svg:x1="11.2cm" svg:y1="17.1cm" svg:x2="1cm" svg:y2="20.2cm">
          <text:p/>
        </draw:line>
        <draw:custom-shape draw:style-name="gr29" draw:text-style-name="P2" draw:layer="layout" svg:width="7.8cm" svg:height="2.3cm" svg:x="11.7cm" svg:y="8.9cm">
          <text:p text:style-name="P2">PROM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7.8cm" svg:height="2.3cm" svg:x="11.7cm" svg:y="17.3cm">
          <text:p text:style-name="P2">PROM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7.8cm" svg:height="2.3cm" svg:x="11.7cm" svg:y="13cm">
          <text:p text:style-name="P2">PROM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1.7cm" svg:y1="20.3cm" svg:x2="11.7cm" svg:y2="21.3cm">
          <text:p/>
        </draw:line>
        <draw:frame draw:style-name="gr30" draw:text-style-name="P5" draw:layer="layout" svg:width="7.7cm" svg:height="0.962cm" svg:x="12.3cm" svg:y="20.5cm">
          <draw:text-box>
            <text:p>Défilement molette</text:p>
          </draw:text-box>
        </draw:frame>
        <draw:custom-shape draw:style-name="gr31" draw:text-style-name="P12" draw:layer="layout" svg:width="19cm" svg:height="6.7cm" svg:x="1cm" svg:y="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5cm" svg:height="2.9cm" svg:x="1.6cm" svg:y="22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5cm" svg:height="2.9cm" svg:x="14.3cm" svg:y="22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5cm" svg:height="2.9cm" svg:x="7.9cm" svg:y="22.4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6.9cm" svg:height="1.673cm" svg:x="1.7cm" svg:y="25.527cm">
          <draw:text-box>
            <text:p>Collection sans promotion image avec même fonctionnement</text:p>
          </draw:text-box>
        </draw:frame>
        <draw:line draw:style-name="gr21" draw:text-style-name="P13" draw:layer="layout" svg:x1="9.1cm" svg:y1="27.5cm" svg:x2="9.1cm" svg:y2="28.7cm">
          <text:p/>
        </draw:line>
        <draw:frame draw:style-name="gr22" draw:text-style-name="P5" draw:layer="layout" svg:width="5.785cm" svg:height="0.962cm" svg:x="11cm" svg:y="27.8cm">
          <draw:text-box>
            <text:p>Défilement molette</text:p>
          </draw:text-box>
        </draw:frame>
      </draw:page>
      <draw:page draw:name="page5" draw:style-name="dp1" draw:master-page-name="Standard">
        <draw:custom-shape draw:style-name="gr33" draw:text-style-name="P1" draw:layer="layout" svg:width="19cm" svg:height="6.7cm" svg:x="1cm" svg:y="1cm">
          <text:p/>
          <draw:enhanced-geometry svg:viewBox="0 0 21600 21600" draw:type="rectangle" draw:enhanced-path="M 0 0 L 21600 0 21600 21600 0 21600 0 0 Z N"/>
        </draw:custom-shape>
        <draw:frame draw:style-name="gr34" draw:text-style-name="P15" draw:layer="layout" svg:width="11.6cm" svg:height="3.7cm" svg:x="4.6cm" svg:y="2.4cm">
          <draw:text-box>
            <text:p text:style-name="P14"><text:span text:style-name="T1">Nos experts vous propose leurs Tutoriels</text:span></text:p>
          </draw:text-box>
        </draw:frame>
        <draw:line draw:style-name="gr9" draw:text-style-name="P1" draw:layer="layout" svg:x1="1cm" svg:y1="1cm" svg:x2="20cm" svg:y2="7.7cm">
          <text:p/>
        </draw:line>
        <draw:line draw:style-name="gr9" draw:text-style-name="P1" draw:layer="layout" svg:x1="20cm" svg:y1="1cm" svg:x2="1cm" svg:y2="7.5cm">
          <text:p/>
        </draw:line>
        <draw:custom-shape draw:style-name="gr35" draw:text-style-name="P1" draw:layer="layout" svg:width="19cm" svg:height="9.9cm" svg:x="1cm" svg:y="9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8.3cm" svg:height="5.4cm" svg:x="1.4cm" svg:y="9.3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16.7cm" svg:height="2.612cm" svg:x="2.2cm" svg:y="9.7cm">
          <draw:text-box>
            <text:p text:style-name="P16"><text:span text:style-name="T4">Prise de rendez-vous pour nos tutoriels</text:span></text:p>
            <text:p text:style-name="P16"><text:span text:style-name="T5">Les deux liens améne sur la même page mais cible la section concerné</text:span></text:p>
          </draw:text-box>
        </draw:frame>
        <draw:line draw:style-name="gr21" draw:text-style-name="P1" draw:layer="layout" svg:x1="5.2cm" svg:y1="12.8cm" svg:x2="5.2cm" svg:y2="15.4cm">
          <text:p/>
        </draw:line>
        <draw:line draw:style-name="gr21" draw:text-style-name="P1" draw:layer="layout" svg:x1="16.3cm" svg:y1="12.9cm" svg:x2="16.3cm" svg:y2="15.5cm">
          <text:p/>
        </draw:line>
        <draw:custom-shape draw:style-name="gr38" draw:text-style-name="P2" draw:layer="layout" svg:width="6.2cm" svg:height="3.7cm" svg:x="2.1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6.2cm" svg:height="3.7cm" svg:x="13.12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" draw:layer="layout" svg:width="3.8cm" svg:height="1.8cm" svg:x="3.5cm" svg:y="16cm">
          <draw:text-box>
            <text:p text:style-name="P2">Ateliers du mois</text:p>
          </draw:text-box>
        </draw:frame>
        <draw:frame draw:style-name="gr6" draw:text-style-name="P5" draw:layer="layout" svg:width="3.8cm" svg:height="2.384cm" svg:x="14.5cm" svg:y="15.616cm">
          <draw:text-box>
            <text:p text:style-name="P2">Nos experts chez vous</text:p>
          </draw:text-box>
        </draw:frame>
        <draw:custom-shape draw:style-name="gr40" draw:text-style-name="P1" draw:layer="layout" svg:width="19cm" svg:height="9.1cm" svg:x="1cm" svg:y="19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9cm" svg:height="4.2cm" svg:x="1cm" svg:y="19.6cm">
          <text:p text:style-name="P2">Video du mois « x »</text:p>
          <text:p text:style-name="P2"><text:span text:style-name="T2">« x » = mois en cours ex décembre</text:span>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" draw:layer="layout" svg:width="3.3cm" svg:height="2cm" svg:x="1cm" svg:y="23.8cm">
          <text:p text:style-name="P2">Video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2.2cm" svg:height="1.5cm" svg:x="4.5cm" svg:y="24.1cm">
          <text:p text:style-name="P2">Titre de la vidéo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2cm" svg:y1="23.8cm" svg:x2="1.2cm" svg:y2="25.5cm">
          <text:p/>
        </draw:line>
        <draw:line draw:style-name="gr21" draw:text-style-name="P1" draw:layer="layout" svg:x1="9.8cm" svg:y1="26.7cm" svg:x2="9.8cm" svg:y2="28.7cm">
          <text:p/>
        </draw:line>
        <draw:frame draw:style-name="gr23" draw:text-style-name="P8" draw:layer="layout" svg:width="7.6cm" svg:height="1.673cm" svg:x="11.7cm" svg:y="26.8cm">
          <draw:text-box>
            <text:p text:style-name="P18"><text:span text:style-name="T2">Défilement vidéo + vidéo antérieur</text:span></text:p>
          </draw:text-box>
        </draw:frame>
        <draw:frame draw:style-name="gr8" draw:text-style-name="P4" draw:layer="layout" svg:width="8cm" svg:height="2.384cm" svg:x="1.5cm" svg:y="26.6cm">
          <draw:text-box>
            <text:p text:style-name="P18"><text:span text:style-name="T2">Lien video et titre clickable redirection lecteur</text:span></text:p>
          </draw:text-box>
        </draw:frame>
      </draw:page>
      <draw:page draw:name="page6" draw:style-name="dp1" draw:master-page-name="Standard">
        <draw:custom-shape draw:style-name="gr1" draw:text-style-name="P1" draw:layer="layout" svg:width="19cm" svg:height="6.2cm" svg:x="1cm" svg:y="1cm">
          <text:p/>
          <draw:enhanced-geometry svg:viewBox="0 0 21600 21600" draw:type="rectangle" draw:enhanced-path="M 0 0 L 21600 0 21600 21600 0 21600 0 0 Z N"/>
        </draw:custom-shape>
        <draw:frame draw:style-name="gr44" draw:text-style-name="P4" draw:layer="layout" svg:width="17.9cm" svg:height="4.9cm" svg:x="1.7cm" svg:y="1.6cm">
          <draw:text-box>
            <text:p text:style-name="P18"><text:span text:style-name="T2">Page d’enregristement de coordonée pour prise de rendez vous au tutoriel et déplacement chez soi</text:span></text:p>
          </draw:text-box>
        </draw:frame>
        <draw:frame draw:style-name="gr6" draw:text-style-name="P15" draw:layer="layout" svg:width="11.9cm" svg:height="2.301cm" svg:x="4.5cm" svg:y="4.4cm">
          <draw:text-box>
            <text:p text:style-name="P14"><text:span text:style-name="T1">Les informations nécessaires </text:span></text:p>
          </draw:text-box>
        </draw:frame>
        <draw:line draw:style-name="gr9" draw:text-style-name="P1" draw:layer="layout" svg:x1="1cm" svg:y1="1cm" svg:x2="20cm" svg:y2="7.2cm">
          <text:p/>
        </draw:line>
        <draw:line draw:style-name="gr9" draw:text-style-name="P1" draw:layer="layout" svg:x1="20cm" svg:y1="1cm" svg:x2="1cm" svg:y2="7.2cm">
          <text:p/>
        </draw:line>
        <draw:custom-shape draw:style-name="gr45" draw:text-style-name="P1" draw:layer="layout" svg:width="19cm" svg:height="16.1cm" svg:x="1cm" svg:y="7.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13.2cm" svg:height="1.3cm" svg:x="1.2cm" svg:y="9.5cm">
          <text:p text:style-name="P2">Info perso Nom+ prenom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2.3cm" svg:height="0.9cm" svg:x="1.2cm" svg:y="12.8cm">
          <text:p text:style-name="P2">Civilité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10.7cm" svg:height="1.2cm" svg:x="1.2cm" svg:y="15.9cm">
          <text:p text:style-name="P2">Adresse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8cm" svg:height="1cm" svg:x="1.4cm" svg:y="14.4cm">
          <text:p text:style-name="P2">Rue/autres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6.7cm" svg:height="1cm" svg:x="1.2cm" svg:y="18.7cm">
          <text:p text:style-name="P2">Code postal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6.4cm" svg:height="1.2cm" svg:x="1.2cm" svg:y="20cm">
          <text:p text:style-name="P2">Ville</text:p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8cm" svg:height="0.9cm" svg:x="1.3cm" svg:y="17.4cm">
          <text:p text:style-name="P2">Numéro tel fix ou portable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6.5cm" svg:height="1.2cm" svg:x="1.5cm" svg:y="21.9cm">
          <text:p text:style-name="P2">Date de rdv _/_/</text:p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9cm" svg:height="1.3cm" svg:x="8.7cm" svg:y="21.9cm">
          <draw:text-box>
            <text:p text:style-name="P19"><text:span text:style-name="T2">En rouge les indisponibilités</text:span></text:p>
          </draw:text-box>
        </draw:frame>
        <draw:custom-shape draw:style-name="gr54" draw:text-style-name="P2" draw:layer="layout" svg:width="7cm" svg:height="3.9cm" svg:x="11.6cm" svg:y="11.3cm">
          <text:p text:style-name="P2">Déjà enregistré </text:p>
          <text:p text:style-name="P2">clickez ici </text:p>
          <text:p text:style-name="P2">pour vous 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8.2cm" svg:y1="21.9cm" svg:x2="10.9cm" svg:y2="19.8cm">
          <text:p/>
        </draw:line>
        <draw:custom-shape draw:style-name="gr55" draw:text-style-name="P2" draw:layer="layout" svg:width="9cm" svg:height="2.5cm" svg:x="10.7cm" svg:y="18.3cm">
          <text:p text:style-name="P2"><text:span text:style-name="T2">Si déjà enregristré </text:span></text:p>
          <text:p text:style-name="P2"><text:span text:style-name="T2">demande juste la date</text:span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5.1cm" svg:y1="15.2cm" svg:x2="12.1cm" svg:y2="18.6cm">
          <text:p/>
        </draw:line>
        <draw:line draw:style-name="gr21" draw:text-style-name="P1" draw:layer="layout" svg:x1="4.7cm" svg:y1="23.2cm" svg:x2="4.7cm" svg:y2="25.1cm">
          <text:p/>
        </draw:line>
        <draw:line draw:style-name="gr21" draw:text-style-name="P1" draw:layer="layout" svg:x1="4.7cm" svg:y1="23.1cm" svg:x2="12.7cm" svg:y2="25cm">
          <text:p/>
        </draw:line>
        <draw:custom-shape draw:style-name="gr56" draw:text-style-name="P2" draw:layer="layout" svg:width="5.6cm" svg:height="3.4cm" svg:x="2.2cm" svg:y="25.1cm">
          <text:p text:style-name="P2">Nos ateliers</text:p>
          <text:p text:style-name="P2"><text:s/>chez no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5.6cm" svg:height="3.4cm" svg:x="12cm" svg:y="25.1cm">
          <text:p text:style-name="P2">Nos ateliers</text:p>
          <text:p text:style-name="P2">chez vo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Standard">
        <draw:frame draw:style-name="gr57" draw:text-style-name="P15" draw:layer="layout" svg:width="16.9cm" svg:height="20.2cm" svg:x="2cm" svg:y="1.6cm">
          <draw:text-box>
            <text:p text:style-name="P14"><text:span text:style-name="T1">Charte </text:span><text:span text:style-name="T1">graphiqu</text:span><text:span text:style-name="T1">e</text:span></text:p>
            <text:p text:style-name="P20"><text:span text:style-name="T6"/></text:p>
          </draw:text-box>
        </draw:frame>
        <draw:line draw:style-name="gr9" draw:text-style-name="P1" draw:layer="layout" svg:x1="2.6cm" svg:y1="4cm" svg:x2="5.3cm" svg:y2="5.6cm">
          <text:p/>
        </draw:line>
        <draw:line draw:style-name="gr9" draw:text-style-name="P1" draw:layer="layout" svg:x1="5.4cm" svg:y1="4cm" svg:x2="2.5cm" svg:y2="5.7cm">
          <text:p/>
        </draw:line>
        <draw:frame draw:style-name="gr58" draw:text-style-name="P5" draw:layer="layout" svg:width="11.4cm" svg:height="2.384cm" svg:x="6.6cm" svg:y="3.7cm">
          <draw:text-box>
            <text:p>Header de la page avec titre principal </text:p>
            <text:p>+ background en no repeat et image en rapport avec la page</text:p>
          </draw:text-box>
        </draw:frame>
        <draw:custom-shape draw:style-name="gr59" draw:text-style-name="P1" draw:layer="layout" svg:width="1.4cm" svg:height="1.2cm" svg:x="2.6cm" svg:y="7.6cm">
          <text:p/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6.4cm" svg:height="1.673cm" svg:x="4.9cm" svg:y="7.327cm">
          <draw:text-box>
            <text:p>Couleur body </text:p>
            <text:p>#6666</text:p>
          </draw:text-box>
        </draw:frame>
        <draw:frame draw:style-name="gr61" draw:text-style-name="P5" draw:layer="layout" svg:width="5.2cm" svg:height="3.806cm" svg:x="4.9cm" svg:y="9.2cm">
          <draw:text-box>
            <text:p>Couleurs h1</text:p>
            <text:p>#3737</text:p>
            <text:p/>
            <text:p>Couleurs &lt;p&gt;</text:p>
            <text:p>#7777</text:p>
          </draw:text-box>
        </draw:frame>
        <draw:frame draw:style-name="gr16" draw:text-style-name="P8" draw:layer="layout" svg:width="4.2cm" svg:height="1.673cm" svg:x="2.2cm" svg:y="14cm">
          <draw:text-box>
            <text:p text:style-name="P19"><text:span text:style-name="T2">Italique texte</text:span></text:p>
          </draw:text-box>
        </draw:frame>
        <draw:frame draw:style-name="gr60" draw:text-style-name="P5" draw:layer="layout" svg:width="11.8cm" svg:height="1.1cm" svg:x="7.4cm" svg:y="14.1cm">
          <draw:text-box>
            <text:p>Description du rendu pour le client</text:p>
          </draw:text-box>
        </draw:frame>
        <draw:frame draw:style-name="gr62" draw:text-style-name="P22" draw:layer="layout" svg:width="4.5cm" svg:height="9.5cm" svg:x="2cm" svg:y="19.1cm">
          <draw:text-box>
            <text:p text:style-name="P21"><text:span text:style-name="T7">S</text:span></text:p>
            <text:p text:style-name="P21"><text:span text:style-name="T7">O</text:span></text:p>
            <text:p text:style-name="P21"><text:span text:style-name="T7">M</text:span></text:p>
            <text:p text:style-name="P21"><text:span text:style-name="T7">M</text:span></text:p>
            <text:p text:style-name="P21"><text:span text:style-name="T7">A</text:span></text:p>
            <text:p text:style-name="P21"><text:span text:style-name="T7">I</text:span></text:p>
            <text:p text:style-name="P21"><text:span text:style-name="T7">R</text:span></text:p>
            <text:p text:style-name="P21"><text:span text:style-name="T7">E</text:span></text:p>
          </draw:text-box>
        </draw:frame>
        <draw:frame draw:style-name="gr63" draw:text-style-name="P5" draw:layer="layout" svg:width="13.1cm" svg:height="9.2cm" svg:x="6.8cm" svg:y="19.4cm">
          <draw:text-box>
            <text:p>Page 2 : Logo</text:p>
            <text:p>Page 3 : Différente déclinaison logo</text:p>
          </draw:text-box>
        </draw:frame>
        <draw:frame draw:style-name="gr23" draw:text-style-name="P5" draw:layer="layout" svg:width="5.7cm" svg:height="1.3cm" svg:x="2cm" svg:y="16.2cm">
          <draw:text-box>
            <text:p>Typographie</text:p>
          </draw:text-box>
        </draw:frame>
        <draw:frame draw:style-name="gr26" draw:text-style-name="P5" draw:layer="layout" svg:width="10.1cm" svg:height="2.5cm" svg:x="7.6cm" svg:y="16cm">
          <draw:text-box>
            <text:p>Titre : Bote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6:35:34.795093113</meta:creation-date>
    <dc:date>2019-01-01T15:18:55.138108738</dc:date>
    <meta:editing-duration>PT1H12M3S</meta:editing-duration>
    <meta:editing-cycles>17</meta:editing-cycles>
    <meta:generator>LibreOffice/6.0.7.3$Linux_X86_64 LibreOffice_project/00m0$Build-3</meta:generator>
    <meta:document-statistic meta:object-count="142"/>
  </office:meta>
</office:document-meta>
</file>